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e8a202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0.47cm" fo:min-width="0.126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e994"/>
      <style:paragraph-properties fo:text-align="center" style:writing-mode="lr-tb"/>
    </style:style>
    <style:style style:name="P5" style:family="paragraph">
      <loext:graphic-properties draw:fill="solid" draw:fill-color="#e8a202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4.5cm">
          <text:p text:style-name="P2">1a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4.5cm">
          <text:p text:style-name="P2">5a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4.5cm">
          <text:p text:style-name="P2">1a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7.5cm">
          <text:p text:style-name="P2">1a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7.5cm">
          <text:p text:style-name="P2">3a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7.5cm">
          <text:p text:style-name="P2">2c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7.5cm">
          <text:p text:style-name="P2">2a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6.5cm" svg:y="10.5cm">
          <text:p text:style-name="P2">6c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10.5cm">
          <text:p text:style-name="P2">1a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0.5cm">
          <text:p text:style-name="P2">3a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0.5cm">
          <text:p text:style-name="P2">3c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0.5cm">
          <text:p text:style-name="P2">4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10.5cm" svg:y="13.5cm">
          <text:p text:style-name="P2">5a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3.5cm">
          <text:p text:style-name="P2">1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7.5cm" svg:y="13.5cm">
          <text:p text:style-name="P2">5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10.5cm" svg:y="16.5cm">
          <text:p text:style-name="P2">5a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7.5cm" svg:y="16.5cm">
          <text:p text:style-name="P2">5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9.5cm">
          <text:p text:style-name="P2">6b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9.5cm">
          <text:p text:style-name="P2">6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22.5cm">
          <text:p text:style-name="P2">6b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25cm" svg:height="12.25cm" svg:x="9.85cm" svg:y="15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5cm" svg:height="1cm" svg:x="10.75cm" svg:y="26cm">
          <draw:text-box>
            <text:p>River</text:p>
          </draw:text-box>
        </draw:frame>
        <draw:line draw:style-name="gr7" draw:text-style-name="P1" draw:layer="layout" svg:x1="6.75cm" svg:y1="6.6cm" svg:x2="8.5cm" svg:y2="8.35cm">
          <text:p/>
        </draw:line>
        <draw:line draw:style-name="gr7" draw:text-style-name="P1" draw:layer="layout" svg:x1="6.75cm" svg:y1="12.6cm" svg:x2="8.5cm" svg:y2="14.35cm">
          <text:p/>
        </draw:line>
        <draw:line draw:style-name="gr7" draw:text-style-name="P1" draw:layer="layout" svg:x1="9.5cm" svg:y1="6.5cm" svg:x2="11.25cm" svg:y2="8.25cm">
          <text:p/>
        </draw:line>
        <draw:line draw:style-name="gr7" draw:text-style-name="P1" draw:layer="layout" svg:x1="11.35cm" svg:y1="6.5cm" svg:x2="9.6cm" svg:y2="8.25cm">
          <text:p/>
        </draw:line>
        <draw:line draw:style-name="gr7" draw:text-style-name="P1" draw:layer="layout" svg:x1="11.451cm" svg:y1="9.6cm" svg:x2="9.701cm" svg:y2="11.35cm">
          <text:p/>
        </draw:line>
        <draw:line draw:style-name="gr7" draw:text-style-name="P1" draw:layer="layout" svg:x1="14.352cm" svg:y1="9.6cm" svg:x2="12.602cm" svg:y2="11.35cm">
          <text:p/>
        </draw:line>
        <draw:line draw:style-name="gr7" draw:text-style-name="P1" draw:layer="layout" svg:x1="14.553cm" svg:y1="15.6cm" svg:x2="12.803cm" svg:y2="17.35cm">
          <text:p/>
        </draw:line>
        <draw:line draw:style-name="gr7" draw:text-style-name="P1" draw:layer="layout" svg:x1="14.353cm" svg:y1="12.6cm" svg:x2="12.603cm" svg:y2="14.35cm">
          <text:p/>
        </draw:line>
        <draw:line draw:style-name="gr7" draw:text-style-name="P1" draw:layer="layout" svg:x1="12cm" svg:y1="6.5cm" svg:x2="12.003cm" svg:y2="8.25cm">
          <text:p/>
        </draw:line>
        <draw:line draw:style-name="gr7" draw:text-style-name="P1" draw:layer="layout" svg:x1="9.002cm" svg:y1="6.5cm" svg:x2="9.005cm" svg:y2="8.25cm">
          <text:p/>
        </draw:line>
        <draw:line draw:style-name="gr7" draw:text-style-name="P1" draw:layer="layout" svg:x1="12.002cm" svg:y1="9.6cm" svg:x2="12.005cm" svg:y2="11.35cm">
          <text:p/>
        </draw:line>
        <draw:line draw:style-name="gr7" draw:text-style-name="P1" draw:layer="layout" svg:x1="9.002cm" svg:y1="9.7cm" svg:x2="9.005cm" svg:y2="11.45cm">
          <text:p/>
        </draw:line>
        <draw:line draw:style-name="gr7" draw:text-style-name="P1" draw:layer="layout" svg:x1="12.002cm" svg:y1="12.7cm" svg:x2="12.005cm" svg:y2="14.45cm">
          <text:p/>
        </draw:line>
        <draw:line draw:style-name="gr7" draw:text-style-name="P1" draw:layer="layout" svg:x1="9.002cm" svg:y1="12.7cm" svg:x2="9.005cm" svg:y2="14.45cm">
          <text:p/>
        </draw:line>
        <draw:line draw:style-name="gr7" draw:text-style-name="P1" draw:layer="layout" svg:x1="6.75cm" svg:y1="9.6cm" svg:x2="8.5cm" svg:y2="11.35cm">
          <text:p/>
        </draw:line>
        <draw:line draw:style-name="gr7" draw:text-style-name="P1" draw:layer="layout" svg:x1="6.75cm" svg:y1="12cm" svg:x2="8.25cm" svg:y2="12cm">
          <text:p/>
        </draw:line>
        <draw:line draw:style-name="gr7" draw:text-style-name="P1" draw:layer="layout" svg:x1="11.35cm" svg:y1="12cm" svg:x2="9.85cm" svg:y2="12cm">
          <text:p/>
        </draw:line>
        <draw:line draw:style-name="gr7" draw:text-style-name="P1" draw:layer="layout" svg:x1="14.251cm" svg:y1="12cm" svg:x2="12.751cm" svg:y2="12cm">
          <text:p/>
        </draw:line>
        <draw:line draw:style-name="gr7" draw:text-style-name="P1" draw:layer="layout" svg:x1="17.251cm" svg:y1="12cm" svg:x2="15.751cm" svg:y2="12cm">
          <text:p/>
        </draw:line>
        <draw:line draw:style-name="gr7" draw:text-style-name="P1" draw:layer="layout" svg:x1="14.251cm" svg:y1="14.9cm" svg:x2="12.751cm" svg:y2="14.9cm">
          <text:p/>
        </draw:line>
        <draw:line draw:style-name="gr7" draw:text-style-name="P1" draw:layer="layout" svg:x1="15.004cm" svg:y1="14.45cm" svg:x2="15.007cm" svg:y2="12.7cm">
          <text:p/>
        </draw:line>
        <draw:line draw:style-name="gr7" draw:text-style-name="P1" draw:layer="layout" svg:x1="15cm" svg:y1="9.7cm" svg:x2="15.003cm" svg:y2="11.45cm">
          <text:p/>
        </draw:line>
        <draw:line draw:style-name="gr7" draw:text-style-name="P1" draw:layer="layout" svg:x1="6.004cm" svg:y1="9.7cm" svg:x2="6.007cm" svg:y2="11.45cm">
          <text:p/>
        </draw:line>
        <draw:line draw:style-name="gr7" draw:text-style-name="P1" draw:layer="layout" svg:x1="6.006cm" svg:y1="6.7cm" svg:x2="6.009cm" svg:y2="8.45cm">
          <text:p/>
        </draw:line>
        <draw:line draw:style-name="gr7" draw:text-style-name="P1" draw:layer="layout" svg:x1="6.006cm" svg:y1="9.7cm" svg:x2="6.009cm" svg:y2="11.45cm">
          <text:p/>
        </draw:line>
        <draw:line draw:style-name="gr7" draw:text-style-name="P1" draw:layer="layout" svg:x1="6.75cm" svg:y1="9.1cm" svg:x2="8.25cm" svg:y2="9.1cm">
          <text:p/>
        </draw:line>
        <draw:line draw:style-name="gr7" draw:text-style-name="P1" draw:layer="layout" svg:x1="9.85cm" svg:y1="9cm" svg:x2="11.35cm" svg:y2="9cm">
          <text:p/>
        </draw:line>
        <draw:line draw:style-name="gr7" draw:text-style-name="P1" draw:layer="layout" svg:x1="8.451cm" svg:y1="6.5cm" svg:x2="6.701cm" svg:y2="8.25cm">
          <text:p/>
        </draw:line>
        <draw:line draw:style-name="gr7" draw:text-style-name="P1" draw:layer="layout" svg:x1="14.252cm" svg:y1="9cm" svg:x2="12.752cm" svg:y2="9cm">
          <text:p/>
        </draw:line>
        <draw:line draw:style-name="gr7" draw:text-style-name="P1" draw:layer="layout" svg:x1="17.454cm" svg:y1="12.6cm" svg:x2="15.704cm" svg:y2="14.35cm">
          <text:p/>
        </draw:line>
        <draw:line draw:style-name="gr7" draw:text-style-name="P1" draw:layer="layout" svg:x1="17.354cm" svg:y1="11.35cm" svg:x2="15.604cm" svg:y2="9.6cm">
          <text:p/>
        </draw:line>
        <draw:line draw:style-name="gr7" draw:text-style-name="P1" draw:layer="layout" svg:x1="11.354cm" svg:y1="12.6cm" svg:x2="9.604cm" svg:y2="14.35cm">
          <text:p/>
        </draw:line>
        <draw:line draw:style-name="gr7" draw:text-style-name="P1" draw:layer="layout" svg:x1="8.352cm" svg:y1="9.6cm" svg:x2="6.602cm" svg:y2="11.35cm">
          <text:p/>
        </draw:line>
        <draw:line draw:style-name="gr7" draw:text-style-name="P1" draw:layer="layout" svg:x1="11.504cm" svg:y1="17.949cm" svg:x2="10.749cm" svg:y2="17.949cm">
          <text:p/>
        </draw:line>
        <draw:line draw:style-name="gr7" draw:text-style-name="P1" draw:layer="layout" svg:x1="11.504cm" svg:y1="20.95cm" svg:x2="10.749cm" svg:y2="20.95cm">
          <text:p/>
        </draw:line>
        <draw:line draw:style-name="gr7" draw:text-style-name="P1" draw:layer="layout" svg:x1="9.449cm" svg:y1="17.95cm" svg:x2="10.204cm" svg:y2="17.95cm">
          <text:p/>
        </draw:line>
        <draw:line draw:style-name="gr7" draw:text-style-name="P1" draw:layer="layout" svg:x1="9.449cm" svg:y1="20.951cm" svg:x2="10.204cm" svg:y2="20.951cm">
          <text:p/>
        </draw:line>
        <draw:line draw:style-name="gr7" draw:text-style-name="P1" draw:layer="layout" svg:x1="9.449cm" svg:y1="24.051cm" svg:x2="10.204cm" svg:y2="24.051cm">
          <text:p/>
        </draw:line>
        <draw:line draw:style-name="gr7" draw:text-style-name="P1" draw:layer="layout" svg:x1="9.5cm" svg:y1="15.25cm" svg:x2="10.1cm" svg:y2="15.75cm">
          <text:p/>
        </draw:line>
        <draw:line draw:style-name="gr7" draw:text-style-name="P1" draw:layer="layout" svg:x1="11.5cm" svg:y1="15.25cm" svg:x2="10.9cm" svg:y2="15.75cm">
          <text:p/>
        </draw:line>
        <draw:line draw:style-name="gr7" draw:text-style-name="P1" draw:layer="layout" svg:x1="9.65cm" svg:y1="12.6cm" svg:x2="11.4cm" svg:y2="14.35cm">
          <text:p/>
        </draw:line>
        <draw:line draw:style-name="gr7" draw:text-style-name="P1" draw:layer="layout" svg:x1="14.354cm" svg:y1="14.35cm" svg:x2="12.604cm" svg:y2="12.6cm">
          <text:p/>
        </draw:line>
        <draw:line draw:style-name="gr7" draw:text-style-name="P1" draw:layer="layout" svg:x1="12.7cm" svg:y1="6.5cm" svg:x2="14.45cm" svg:y2="8.25cm">
          <text:p/>
        </draw:line>
        <draw:line draw:style-name="gr7" draw:text-style-name="P1" draw:layer="layout" svg:x1="9.85cm" svg:y1="6cm" svg:x2="11.35cm" svg:y2="6cm">
          <text:p/>
        </draw:line>
        <draw:line draw:style-name="gr7" draw:text-style-name="P1" draw:layer="layout" svg:x1="8.253cm" svg:y1="6cm" svg:x2="6.753cm" svg:y2="6cm">
          <text:p/>
        </draw:line>
        <draw:line draw:style-name="gr7" draw:text-style-name="P1" draw:layer="layout" svg:x1="9.65cm" svg:y1="9.6cm" svg:x2="11.4cm" svg:y2="11.35cm">
          <text:p/>
        </draw:line>
        <draw:line draw:style-name="gr7" draw:text-style-name="P1" draw:layer="layout" svg:x1="12.65cm" svg:y1="9.6cm" svg:x2="14.4cm" svg:y2="11.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9:34:19.104008918</meta:creation-date>
    <dc:date>2021-08-09T11:20:10.322695033</dc:date>
    <meta:editing-duration>PT1H25M25S</meta:editing-duration>
    <meta:editing-cycles>8</meta:editing-cycles>
    <meta:generator>LibreOffice/7.1.4.2$Linux_X86_64 LibreOffice_project/10$Build-2</meta:generator>
    <meta:document-statistic meta:object-count="103"/>
  </office:meta>
</office:document-meta>
</file>